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monospace" svg:font-family="monospace, monospace"/>
    <style:font-face style:name="var font-family-code" svg:font-family="'var font-family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3" style:family="paragraph" style:parent-style-name="Heading_20_1">
      <style:paragraph-properties fo:line-height="150%" fo:text-align="center" style:justify-single-word="false"/>
      <style:text-properties fo:color="#000000" loext:opacity="100%" style:font-name="Ubuntu"/>
    </style:style>
    <style:style style:name="P4" style:family="paragraph" style:parent-style-name="Heading_20_2">
      <style:paragraph-properties fo:line-height="150%" fo:text-align="center" style:justify-single-word="false"/>
    </style:style>
    <style:style style:name="P5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051f8" officeooo:paragraph-rsid="000fae0f" fo:background-color="transparent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0fae0f" fo:background-color="transparent" style:font-size-asian="14pt" style:font-size-complex="14pt"/>
    </style:style>
    <style:style style:name="P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2beb4" fo:background-color="transparent" style:font-size-asian="14pt" style:font-size-complex="14pt"/>
    </style:style>
    <style:style style:name="P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0fae0f" fo:background-color="#dddddd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officeooo:rsid="000d36df" officeooo:paragraph-rsid="000d36df" style:font-size-asian="14pt" style:font-size-complex="14pt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officeooo:rsid="000d36df" officeooo:paragraph-rsid="001eec6c" style:font-size-asian="14pt" style:font-size-complex="14pt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style:font-size-asian="14pt" style:font-size-complex="14pt"/>
    </style:style>
    <style:style style:name="P13" style:family="paragraph" style:parent-style-name="Standard">
      <style:paragraph-properties fo:line-height="150%"/>
      <style:text-properties fo:color="#000000" loext:opacity="100%" style:font-name="Ubuntu" fo:font-size="14pt" officeooo:paragraph-rsid="001051f8" style:font-size-asian="14pt" style:font-size-complex="14pt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officeooo:rsid="000e9618" officeooo:paragraph-rsid="000e9618" style:font-size-asian="14pt" style:font-size-complex="14pt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officeooo:rsid="000e9618" officeooo:paragraph-rsid="000e9618" fo:background-color="#dddddd" style:font-size-asian="14pt" style:font-size-complex="14pt"/>
    </style:style>
    <style:style style:name="P16" style:family="paragraph" style:parent-style-name="Standard">
      <style:paragraph-properties fo:line-height="150%"/>
      <style:text-properties fo:color="#000000" loext:opacity="100%" style:font-name="Ubuntu" fo:font-size="14pt" officeooo:rsid="000e9618" officeooo:paragraph-rsid="000fae0f" fo:background-color="#dddddd" style:font-size-asian="14pt" style:font-size-complex="14pt"/>
    </style:style>
    <style:style style:name="P17" style:family="paragraph" style:parent-style-name="Standard">
      <style:paragraph-properties fo:line-height="150%"/>
      <style:text-properties fo:color="#000000" loext:opacity="100%" style:font-name="Ubuntu" fo:font-size="14pt" officeooo:rsid="000fae0f" officeooo:paragraph-rsid="000fae0f" fo:background-color="#dddddd" style:font-size-asian="14pt" style:font-size-complex="14pt"/>
    </style:style>
    <style:style style:name="P18" style:family="paragraph" style:parent-style-name="Standard">
      <style:paragraph-properties fo:line-height="150%"/>
      <style:text-properties fo:color="#000000" loext:opacity="100%" style:font-name="Ubuntu" fo:font-size="14pt" officeooo:rsid="0012beb4" officeooo:paragraph-rsid="0012beb4" fo:background-color="#dddddd" style:font-size-asian="14pt" style:font-size-complex="14pt"/>
    </style:style>
    <style:style style:name="P19" style:family="paragraph" style:parent-style-name="Standard">
      <style:paragraph-properties fo:line-height="150%"/>
      <style:text-properties fo:color="#000000" loext:opacity="100%" style:font-name="Ubuntu" fo:font-size="14pt" officeooo:paragraph-rsid="0012beb4" fo:background-color="#dddddd" style:font-size-asian="14pt" style:font-size-complex="14pt"/>
    </style:style>
    <style:style style:name="P20" style:family="paragraph" style:parent-style-name="Standard">
      <style:paragraph-properties fo:line-height="150%"/>
      <style:text-properties fo:color="#000000" loext:opacity="100%" style:font-name="Ubuntu" fo:font-size="14pt" officeooo:paragraph-rsid="001546ed" fo:background-color="#dddddd" style:font-size-asian="14pt" style:font-size-complex="14pt"/>
    </style:style>
    <style:style style:name="P21" style:family="paragraph" style:parent-style-name="Standard">
      <style:paragraph-properties fo:line-height="150%"/>
      <style:text-properties fo:color="#000000" loext:opacity="100%" style:font-name="Ubuntu" fo:font-size="14pt" fo:background-color="transparent" style:font-size-asian="14pt" style:font-size-complex="14pt"/>
    </style:style>
    <style:style style:name="P22" style:family="paragraph" style:parent-style-name="Standard">
      <style:paragraph-properties fo:line-height="150%"/>
      <style:text-properties fo:color="#000000" loext:opacity="100%" style:font-name="Ubuntu" fo:font-size="14pt" officeooo:paragraph-rsid="001051f8" fo:background-color="transparent" style:font-size-asian="14pt" style:font-size-complex="14pt"/>
    </style:style>
    <style:style style:name="P23" style:family="paragraph" style:parent-style-name="Standard">
      <style:paragraph-properties fo:line-height="150%"/>
      <style:text-properties fo:color="#000000" loext:opacity="100%" style:font-name="Ubuntu" fo:font-size="14pt" officeooo:paragraph-rsid="0012beb4" fo:background-color="transparent" style:font-size-asian="14pt" style:font-size-complex="14pt"/>
    </style:style>
    <style:style style:name="P24" style:family="paragraph" style:parent-style-name="Standard">
      <style:paragraph-properties fo:line-height="150%"/>
      <style:text-properties fo:color="#000000" loext:opacity="100%" style:font-name="Ubuntu" fo:font-size="14pt" officeooo:rsid="00146189" officeooo:paragraph-rsid="00146189" fo:background-color="transparent" style:font-size-asian="14pt" style:font-size-complex="14pt"/>
    </style:style>
    <style:style style:name="P25" style:family="paragraph" style:parent-style-name="Standard">
      <style:paragraph-properties fo:line-height="150%"/>
      <style:text-properties fo:color="#000000" loext:opacity="100%" style:font-name="Ubuntu" officeooo:paragraph-rsid="000fae0f"/>
    </style:style>
    <style:style style:name="P26" style:family="paragraph" style:parent-style-name="Standard">
      <style:paragraph-properties fo:margin-top="0.101cm" fo:margin-bottom="0.101cm" style:contextual-spacing="false" fo:line-height="150%"/>
      <style:text-properties fo:color="#000000" loext:opacity="100%" style:font-name="Ubuntu" fo:font-size="14pt" officeooo:paragraph-rsid="0012beb4" fo:background-color="transparent" style:font-size-asian="14pt" style:font-size-complex="14pt"/>
    </style:style>
    <style:style style:name="P27" style:family="paragraph" style:parent-style-name="Standard">
      <style:paragraph-properties fo:margin-top="0.101cm" fo:margin-bottom="0.101cm" style:contextual-spacing="false" fo:line-height="150%"/>
      <style:text-properties fo:color="#000000" loext:opacity="100%" style:font-name="Ubuntu" fo:font-size="14pt" officeooo:paragraph-rsid="00173dd4" fo:background-color="transparent" style:font-size-asian="14pt" style:font-size-complex="14pt"/>
    </style:style>
    <style:style style:name="P28" style:family="paragraph" style:parent-style-name="Standard">
      <style:paragraph-properties fo:margin-top="0.101cm" fo:margin-bottom="0.101cm" style:contextual-spacing="false" fo:line-height="150%"/>
      <style:text-properties fo:color="#000000" loext:opacity="100%" style:font-name="Ubuntu" fo:font-size="14pt" officeooo:rsid="001cb913" officeooo:paragraph-rsid="001cb913" fo:background-color="transparent" style:font-size-asian="14pt" style:font-size-complex="14pt"/>
    </style:style>
    <style:style style:name="P29" style:family="paragraph" style:parent-style-name="Standard">
      <style:paragraph-properties fo:margin-top="0.101cm" fo:margin-bottom="0.101cm" style:contextual-spacing="false" fo:line-height="150%"/>
      <style:text-properties fo:color="#000000" loext:opacity="100%" style:font-name="Ubuntu" fo:font-size="14pt" officeooo:rsid="001cb913" officeooo:paragraph-rsid="001cb913" fo:background-color="#dddddd" style:font-size-asian="14pt" style:font-size-complex="14pt"/>
    </style:style>
    <style:style style:name="P30" style:family="paragraph" style:parent-style-name="Standard">
      <style:paragraph-properties fo:margin-top="0.101cm" fo:margin-bottom="0.101cm" style:contextual-spacing="false" fo:line-height="150%"/>
      <style:text-properties fo:font-variant="normal" fo:text-transform="none" fo:color="#000000" loext:opacity="100%" style:text-line-through-style="none" style:text-line-through-type="none" style:font-name="Ubuntu" fo:font-size="14pt" fo:letter-spacing="normal" fo:font-style="normal" style:text-underline-style="none" fo:font-weight="normal" officeooo:rsid="0012e28c" officeooo:paragraph-rsid="0012e28c" style:text-blinking="false" fo:background-color="#ffffff" style:font-size-asian="14pt" style:font-size-complex="14pt"/>
    </style:style>
    <style:style style:name="P31" style:family="paragraph" style:parent-style-name="Standard">
      <style:paragraph-properties fo:margin-top="0.101cm" fo:margin-bottom="0.101cm" style:contextual-spacing="false" fo:line-height="150%"/>
      <style:text-properties officeooo:paragraph-rsid="00173dd4"/>
    </style:style>
    <style:style style:name="P32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fo:background-color="#dddddd" loext:char-shading-value="0"/>
    </style:style>
    <style:style style:name="T4" style:family="text">
      <style:text-properties fo:font-variant="normal" fo:text-transform="none" fo:letter-spacing="normal" fo:font-style="normal" fo:font-weight="normal" officeooo:rsid="000e9618"/>
    </style:style>
    <style:style style:name="T5" style:family="text">
      <style:text-properties fo:font-variant="normal" fo:text-transform="none" fo:letter-spacing="normal" fo:font-style="normal" fo:font-weight="normal" officeooo:rsid="0012beb4"/>
    </style:style>
    <style:style style:name="T6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letter-spacing="normal" fo:font-style="normal" fo:font-weight="normal" officeooo:rsid="000e9618" fo:background-color="transparent" loext:char-shading-value="0"/>
    </style:style>
    <style:style style:name="T8" style:family="text">
      <style:text-properties fo:font-variant="normal" fo:text-transform="none" fo:letter-spacing="normal" fo:font-style="normal" fo:font-weight="normal" officeooo:rsid="001546ed" fo:background-color="transparent" loext:char-shading-value="0"/>
    </style:style>
    <style:style style:name="T9" style:family="text">
      <style:text-properties fo:font-variant="normal" fo:text-transform="none" fo:letter-spacing="normal" fo:font-style="normal" fo:font-weight="normal" officeooo:rsid="001546ed"/>
    </style:style>
    <style:style style:name="T10" style:family="text">
      <style:text-properties fo:font-variant="normal" fo:text-transform="none" fo:letter-spacing="normal" fo:font-style="normal" fo:font-weight="bold" officeooo:rsid="00173dd4" style:font-weight-asian="bold" style:font-weight-complex="bold"/>
    </style:style>
    <style:style style:name="T11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0fae0f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14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1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051f8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73dd4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/>
    </style:style>
    <style:style style:name="T19" style:family="text">
      <style:text-properties fo:font-variant="normal" fo:text-transform="none" fo:color="#000000" loext:opacity="100%" style:font-name="Ubuntu" fo:letter-spacing="normal" fo:font-style="normal" fo:font-weight="normal" officeooo:rsid="001051f8" fo:background-color="transparent" loext:char-shading-value="0"/>
    </style:style>
    <style:style style:name="T20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officeooo:rsid="000e9618"/>
    </style:style>
    <style:style style:name="T22" style:family="text">
      <style:text-properties fo:background-color="#dddddd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0fae0f"/>
    </style:style>
    <style:style style:name="T25" style:family="text">
      <style:text-properties fo:font-size="14pt" officeooo:rsid="000fae0f" style:font-size-asian="14pt" style:font-size-complex="14pt"/>
    </style:style>
    <style:style style:name="T26" style:family="text">
      <style:text-properties fo:font-size="14pt" officeooo:rsid="001051f8" style:font-size-asian="14pt" style:font-size-complex="14pt"/>
    </style:style>
    <style:style style:name="T27" style:family="text">
      <style:text-properties fo:color="#000000" loext:opacity="100%" style:font-name="Ubuntu"/>
    </style:style>
    <style:style style:name="T28" style:family="text">
      <style:text-properties officeooo:rsid="001546ed"/>
    </style:style>
    <style:style style:name="T29" style:family="text">
      <style:text-properties officeooo:rsid="00183430"/>
    </style:style>
    <style:style style:name="T30" style:family="text">
      <style:text-properties officeooo:rsid="001eec6c"/>
    </style:style>
    <style:style style:name="T31" style:family="text">
      <style:text-properties officeooo:rsid="002093f9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Factory Function (Função de Fabrica)</text:h>
      <text:p text:style-name="P11">É <text:span text:style-name="T30">basicamente </text:span>uma função que retorna um novo objeto. <text:span text:style-name="T30">É</text:span> usado para evitar a cópia de objetos, <text:span text:style-name="T21">dando a possibilidade de</text:span><text:span text:style-name="T24">les</text:span><text:span text:style-name="T21"> serem criados apartir de uma única função. </text:span><text:span text:style-name="T30">Outras vantagens sobre as classes é ter um codigo mais simples </text:span><text:span text:style-name="T31">e menor</text:span><text:span text:style-name="T30"> evitando o uso de constructure, new, extends e super:</text:span></text:p>
      <text:p text:style-name="P10"/>
      <text:p text:style-name="P15">function createPerson(firstName, lastName) { </text:p>
      <text:p text:style-name="P15"><text:span text:style-name="T23"><text:s text:c="5"/></text:span>return { </text:p>
      <text:p text:style-name="P15"><text:span text:style-name="T23"><text:s text:c="10"/></text:span>firstName: firstName, </text:p>
      <text:p text:style-name="P15"><text:span text:style-name="T23"><text:s text:c="10"/></text:span>lastName: lastName, </text:p>
      <text:p text:style-name="P15"><text:span text:style-name="T23"><text:s text:c="10"/></text:span>getFullName( ) { </text:p>
      <text:p text:style-name="P15"><text:span text:style-name="T23"><text:s text:c="15"/></text:span>return firstName + ‘ ‘ + lastName <text:s text:c="5"/></text:p>
      <text:p text:style-name="P15"><text:span text:style-name="T23"><text:s text:c="10"/></text:span>} </text:p>
      <text:p text:style-name="P15"><text:span text:style-name="T23"><text:s text:c="5"/></text:span>} </text:p>
      <text:p text:style-name="P15">} </text:p>
      <text:p text:style-name="P15">let person1 = createPerson(‘<text:span text:style-name="T28">B</text:span>en’, ‘<text:span text:style-name="T28">S</text:span>tiller’) </text:p>
      <text:p text:style-name="P15">let person2 = createPerson(‘<text:span text:style-name="T28">J</text:span>hon’, ‘<text:span text:style-name="T28">D</text:span>oe’) </text:p>
      <text:p text:style-name="P12"/>
      <text:p text:style-name="P14"><text:span text:style-name="T22">console.log(person1.getFullName()) </text:span><text:s text:c="2"/>//<text:span text:style-name="T28">B</text:span>en <text:span text:style-name="T28">S</text:span>tiller</text:p>
      <text:p text:style-name="P14"><text:span text:style-name="T22">console.log(person2.getFullName()) </text:span><text:s text:c="2"/>//<text:span text:style-name="T28">J</text:span>hon <text:span text:style-name="T28">D</text:span>oe</text:p>
      <text:p text:style-name="P12"/>
      <text:p text:style-name="P25"><text:span text:style-name="T25">Usando a factory function, é possível criar qualquer numero de person sem duplicar o codigo, </text:span><text:span text:style-name="T26">porêm quando um objeto é criado o mecanismo javascript aloca memória para ele. Se muitos person forem criados será necessario muito espaço na memoria para armazena-los e já que cada person tem uma cópia de getFullName( ) o gerenciamento de memoria não será eficiente.</text:span></text:p>
      <text:p text:style-name="P6"/>
      <text:p text:style-name="P2"><text:soft-page-break/><text:span text:style-name="T11">Para evitar a duplicação d</text:span><text:span text:style-name="T12">o</text:span><text:span text:style-name="T11"> mesm</text:span><text:span text:style-name="T12">o</text:span><text:span text:style-name="T11"> </text:span><text:span text:style-name="Source_20_Text"><text:span text:style-name="T13">getFullName() </text:span></text:span><text:span text:style-name="T11">função em todos os objetos, você pode remover o </text:span><text:span text:style-name="Source_20_Text"><text:span text:style-name="T13">getFullName() </text:span></text:span><text:span text:style-name="T11">método do </text:span><text:span text:style-name="Source_20_Text"><text:span text:style-name="T13">person </text:span></text:span><text:span text:style-name="T15">e move-lo para outro objeto</text:span><text:span text:style-name="T11">:</text:span></text:p>
      <text:p text:style-name="P2"><text:span text:style-name="T11"/></text:p>
      <text:p text:style-name="P17">function createPerson(firstName, lastName) {</text:p>
      <text:p text:style-name="P17"><text:span text:style-name="T23"><text:s text:c="5"/></text:span>return {</text:p>
      <text:p text:style-name="P17"><text:span text:style-name="T23"><text:s text:c="10"/></text:span>firstName: firstName,</text:p>
      <text:p text:style-name="P17"><text:span text:style-name="T23"><text:s text:c="10"/></text:span>lastName: lastName</text:p>
      <text:p text:style-name="P17"><text:span text:style-name="T23"><text:s text:c="5"/></text:span>}</text:p>
      <text:p text:style-name="P17">}</text:p>
      <text:p text:style-name="P17">let personActions = { </text:p>
      <text:p text:style-name="P17"><text:span text:style-name="T23"><text:s text:c="5"/></text:span>getFullName( ) { </text:p>
      <text:p text:style-name="P17"><text:span text:style-name="T23"><text:s text:c="10"/></text:span>return this.firstName + ‘ ‘ + this.lastName </text:p>
      <text:p text:style-name="P17"><text:span text:style-name="T23"><text:s text:c="5"/></text:span>} </text:p>
      <text:p text:style-name="P17">} </text:p>
      <text:p text:style-name="P12"/>
      <text:p text:style-name="P16">let person1 = createPerson(‘<text:span text:style-name="T28">B</text:span>en’, ‘<text:span text:style-name="T28">S</text:span>tiller’) </text:p>
      <text:p text:style-name="P16">let person2 = createPerson(‘<text:span text:style-name="T28">J</text:span>hon’, ‘<text:span text:style-name="T28">D</text:span>oe’) </text:p>
      <text:p text:style-name="P12"/>
      <text:p text:style-name="P9">person1.getFullName = personActions.getFullName </text:p>
      <text:p text:style-name="P9">person2.getFullName = personActions.getFullName </text:p>
      <text:p text:style-name="P7"/>
      <text:p text:style-name="P22"><text:span text:style-name="T3">console.log(person1.getFullName()) </text:span><text:span text:style-name="T2"><text:s text:c="2"/>//</text:span><text:span text:style-name="T9">B</text:span><text:span text:style-name="T4">en </text:span><text:span text:style-name="T9">S</text:span><text:span text:style-name="T4">tiller</text:span></text:p>
      <text:p text:style-name="P13"><text:span text:style-name="T3">console.log(person2.getFullName()) </text:span><text:span text:style-name="T6"><text:s text:c="2"/>//</text:span><text:span text:style-name="T8">J</text:span><text:span text:style-name="T7">hon </text:span><text:span text:style-name="T8">D</text:span><text:span text:style-name="T7">oe</text:span></text:p>
      <text:p text:style-name="P12"/>
      <text:p text:style-name="P1"><text:span text:style-name="T18">Essa abordagem não é escalável se o objeto tiver muitos métodos, você precisa-</text:span><text:span text:style-name="T19">rá</text:span><text:span text:style-name="T18"> atribuí-los manualmente individualmente. É por isso que o </text:span><text:span text:style-name="Source_20_Text"><text:span text:style-name="T20">Object.create() </text:span></text:span><text:span text:style-name="T18">método entra em jogo</text:span></text:p>
      <text:p text:style-name="P21"/>
      <text:h text:style-name="P4" text:outline-level="2"><text:soft-page-break/><text:span text:style-name="Source_20_Text"><text:span text:style-name="T27">Object create</text:span></text:span></text:h>
      <text:p text:style-name="P24">Cria um novo objeto usando um objeto existente como prótotipo do novo objeto: Object.create(prototipo, [propertiesObject])</text:p>
      <text:p text:style-name="P18"/>
      <text:p text:style-name="P18">let personActions = { </text:p>
      <text:p text:style-name="P18"><text:span text:style-name="T23"><text:s text:c="5"/></text:span>getFullName( ) { </text:p>
      <text:p text:style-name="P18"><text:span text:style-name="T23"><text:s text:c="10"/></text:span>return this.firstName + ‘ ‘ + this.lastName </text:p>
      <text:p text:style-name="P18"><text:span text:style-name="T23"><text:s text:c="5"/></text:span>} </text:p>
      <text:p text:style-name="P18">} </text:p>
      <text:p text:style-name="P21"/>
      <text:p text:style-name="P18">function createPerson(firstName, lastName) { </text:p>
      <text:p text:style-name="P18"><text:span text:style-name="T23"><text:s text:c="5"/></text:span>let person = Object.create(personActions) </text:p>
      <text:p text:style-name="P18"><text:span text:style-name="T23"><text:s text:c="5"/></text:span>person.firstName = firstName </text:p>
      <text:p text:style-name="P18"><text:span text:style-name="T23"><text:s text:c="5"/></text:span>person.lastName = lastName </text:p>
      <text:p text:style-name="P18"/>
      <text:p text:style-name="P18"><text:span text:style-name="T23"><text:s text:c="5"/></text:span>return person </text:p>
      <text:p text:style-name="P18">} </text:p>
      <text:p text:style-name="P21"/>
      <text:p text:style-name="P19"><text:span text:style-name="T2">let</text:span><text:span text:style-name="T1"> </text:span><text:span text:style-name="T2">person1 = createPerson('</text:span><text:span text:style-name="T9">Ben</text:span><text:span text:style-name="T2">', '</text:span><text:span text:style-name="T9">Stiller</text:span><text:span text:style-name="T2">') </text:span></text:p>
      <text:p text:style-name="P20"><text:span text:style-name="T2">let</text:span><text:span text:style-name="T1"> </text:span><text:span text:style-name="T2">person2 = createPerson('John', 'Doe') </text:span></text:p>
      <text:p text:style-name="P8"/>
      <text:p text:style-name="P23"><text:span text:style-name="T3">console.log(person1.getFullName()) </text:span><text:span text:style-name="T2"><text:s text:c="2"/>//</text:span><text:span text:style-name="T9">Ben Stiller</text:span></text:p>
      <text:p text:style-name="P23"><text:span text:style-name="T3">console.log(person2.getFullName()) </text:span><text:span text:style-name="T2"><text:s text:c="2"/>//</text:span><text:span text:style-name="T9">John Doe</text:span></text:p>
      <text:p text:style-name="P21"/>
      <text:p text:style-name="P26"><text:span text:style-name="T2">O código funciona perfeitamente bem. No entanto, na prática, você raramente usará as funções de fábrica. Em vez disso, você usa </text:span><text:span text:style-name="T5">classes </text:span><text:span text:style-name="T2">ou padrões </text:span><text:span text:style-name="T5">de construtor/protótipo</text:span></text:p>
      <text:p text:style-name="P30"/>
      <text:p text:style-name="P30"/>
      <text:p text:style-name="P27"><text:soft-page-break/><text:span text:style-name="T10">Resumo: </text:span><text:span text:style-name="T2">Uma função de fábrica é uma função que retorna um novo objeto</text:span></text:p>
      <text:p text:style-name="P31"><text:span text:style-name="T17">e </text:span><text:span text:style-name="T16">Use </text:span><text:span text:style-name="Source_20_Text"><text:span text:style-name="T14">Object.create() </text:span></text:span><text:span text:style-name="T16">para criar um objeto usando um objeto existente como protótipo</text:span></text:p>
      <text:h text:style-name="P5" text:outline-level="2">Exemplo</text:h>
      <text:p text:style-name="P29">const volkswagenProto = { </text:p>
      <text:p text:style-name="P29"><text:span text:style-name="T23"><text:s text:c="5"/></text:span>logCarInfo( ) { </text:p>
      <text:p text:style-name="P29"><text:span text:style-name="T23"><text:s text:c="10"/></text:span>console.log(`Volkswagen ${this.name}, cor ${this.color}`) </text:p>
      <text:p text:style-name="P29"><text:span text:style-name="T23"><text:s text:c="5"/></text:span>} </text:p>
      <text:p text:style-name="P29">} </text:p>
      <text:p text:style-name="P29">const toyotaProto = { </text:p>
      <text:p text:style-name="P29"><text:span text:style-name="T23"><text:s text:c="5"/></text:span>logCarInfo( ) { </text:p>
      <text:p text:style-name="P29"><text:span text:style-name="T23"><text:s text:c="10"/></text:span>console.log(`Toyota ${this.name}, cor ${this.color}`) </text:p>
      <text:p text:style-name="P29"><text:span text:style-name="T23"><text:s text:c="5"/></text:span>} </text:p>
      <text:p text:style-name="P29">} </text:p>
      <text:p text:style-name="P29"/>
      <text:p text:style-name="P29">const carMaker = ({ name, color }, carProto) =&gt; { </text:p>
      <text:p text:style-name="P29"><text:span text:style-name="T23"><text:s text:c="5"/></text:span>const car = Object.create(carProto) </text:p>
      <text:p text:style-name="P29"><text:span text:style-name="T23"><text:s text:c="5"/></text:span>car.name = name </text:p>
      <text:p text:style-name="P29"><text:span text:style-name="T23"><text:s text:c="5"/></text:span>car.color = color </text:p>
      <text:p text:style-name="P29"><text:span text:style-name="T23"><text:s text:c="5"/></text:span>return car </text:p>
      <text:p text:style-name="P29">} </text:p>
      <text:p text:style-name="P28"/>
      <text:p text:style-name="P29">const amarok = carMaker({ name: “Amarok”, color: “preta” }, volkswagenProto) </text:p>
      <text:p text:style-name="P29"><text:soft-page-break/>const jetta = carMaker({ name: “Jetta”, color: “preta” }, volkswagenProto) </text:p>
      <text:p text:style-name="P29">const corolla = carMaker({ name: “Corolla”, color: “preta” }, toyotaProto) </text:p>
      <text:p text:style-name="P28"/>
      <text:p text:style-name="P29">amarok.logCarInfo( ) </text:p>
      <text:p text:style-name="P29">jetta.logCarInfo( ) </text:p>
      <text:p text:style-name="P29">corolla.logCarInfo( ) 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monospace" svg:font-family="monospace, monospace"/>
    <style:font-face style:name="var font-family-code" svg:font-family="'var font-family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9:46:36.180789223</meta:creation-date>
    <dc:date>2023-06-16T15:15:39.249612401</dc:date>
    <meta:editing-duration>PT3H1M32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5" meta:paragraph-count="78" meta:word-count="458" meta:character-count="3549" meta:non-whitespace-character-count="2882"/>
  </office:meta>
</office:document-meta>
</file>